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8976" calcext:value-type="float">
            <text:p>19.23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224" calcext:value-type="float">
            <text:p>19.3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2232" calcext:value-type="float">
            <text:p>19.38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3568" calcext:value-type="float">
            <text:p>19.40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0664" calcext:value-type="float">
            <text:p>19.79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39432" calcext:value-type="float">
            <text:p>19.83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7296" calcext:value-type="float">
            <text:p>19.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6488" calcext:value-type="float">
            <text:p>19.90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0016" calcext:value-type="float">
            <text:p>19.94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61352" calcext:value-type="float">
            <text:p>19.96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8032" calcext:value-type="float">
            <text:p>20.06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1408" calcext:value-type="float">
            <text:p>21.17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66" calcext:value-type="float">
            <text:p>22.32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9352" calcext:value-type="float">
            <text:p>23.00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812" calcext:value-type="float">
            <text:p>23.05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8656" calcext:value-type="float">
            <text:p>24.29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1056" calcext:value-type="float">
            <text:p>24.45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4312" calcext:value-type="float">
            <text:p>24.59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1096" calcext:value-type="float">
            <text:p>24.77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0864" calcext:value-type="float">
            <text:p>25.20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5624" calcext:value-type="float">
            <text:p>25.18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3432" calcext:value-type="float">
            <text:p>25.17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6856" calcext:value-type="float">
            <text:p>25.13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8568" calcext:value-type="float">
            <text:p>25.11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3328" calcext:value-type="float">
            <text:p>25.10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4184" calcext:value-type="float">
            <text:p>25.09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8464" calcext:value-type="float">
            <text:p>25.04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3224" calcext:value-type="float">
            <text:p>25.03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7504" calcext:value-type="float">
            <text:p>24.9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7836" calcext:value-type="float">
            <text:p>24.9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41784" calcext:value-type="float">
            <text:p>24.94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6064" calcext:value-type="float">
            <text:p>24.89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9968" calcext:value-type="float">
            <text:p>24.88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4728" calcext:value-type="float">
            <text:p>24.87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2596" calcext:value-type="float">
            <text:p>24.82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7672" calcext:value-type="float">
            <text:p>24.80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01576" calcext:value-type="float">
            <text:p>24.80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9384" calcext:value-type="float">
            <text:p>24.78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2808" calcext:value-type="float">
            <text:p>24.75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0616" calcext:value-type="float">
            <text:p>24.74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8424" calcext:value-type="float">
            <text:p>24.7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3184" calcext:value-type="float">
            <text:p>24.71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0136" calcext:value-type="float">
            <text:p>24.71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7944" calcext:value-type="float">
            <text:p>24.69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5752" calcext:value-type="float">
            <text:p>24.68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356" calcext:value-type="float">
            <text:p>24.67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3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0032" calcext:value-type="float">
            <text:p>24.64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308" calcext:value-type="float">
            <text:p>24.64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46128" calcext:value-type="float">
            <text:p>24.6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6984" calcext:value-type="float">
            <text:p>24.63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30888" calcext:value-type="float">
            <text:p>24.6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5648" calcext:value-type="float">
            <text:p>24.61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03456" calcext:value-type="float">
            <text:p>24.60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1264" calcext:value-type="float">
            <text:p>24.59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2496" calcext:value-type="float">
            <text:p>24.54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4584" calcext:value-type="float">
            <text:p>24.48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02" calcext:value-type="float">
            <text:p>24.46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972" calcext:value-type="float">
            <text:p>24.42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7904" calcext:value-type="float">
            <text:p>24.37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0264" calcext:value-type="float">
            <text:p>24.21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8616" calcext:value-type="float">
            <text:p>23.97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4528" calcext:value-type="float">
            <text:p>23.27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52024" calcext:value-type="float">
            <text:p>23.05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764" calcext:value-type="float">
            <text:p>23.02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81336" calcext:value-type="float">
            <text:p>22.88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428" calcext:value-type="float">
            <text:p>22.81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1504" calcext:value-type="float">
            <text:p>22.70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1024" calcext:value-type="float">
            <text:p>22.67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1296" calcext:value-type="float">
            <text:p>22.56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232" calcext:value-type="float">
            <text:p>22.3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1736" calcext:value-type="float">
            <text:p>22.27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8584" calcext:value-type="float">
            <text:p>22.19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896" calcext:value-type="float">
            <text:p>22.1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6152" calcext:value-type="float">
            <text:p>20.26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1664" calcext:value-type="float">
            <text:p>20.17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728" calcext:value-type="float">
            <text:p>20.1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8992" calcext:value-type="float">
            <text:p>20.12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8512" calcext:value-type="float">
            <text:p>20.09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5944" calcext:value-type="float">
            <text:p>20.12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1184" calcext:value-type="float">
            <text:p>20.14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776" calcext:value-type="float">
            <text:p>20.1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2696" calcext:value-type="float">
            <text:p>22.33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4448" calcext:value-type="float">
            <text:p>22.63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6472" calcext:value-type="float">
            <text:p>22.8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668" calcext:value-type="float">
            <text:p>22.96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0208" calcext:value-type="float">
            <text:p>23.00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5928" calcext:value-type="float">
            <text:p>23.04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3944" calcext:value-type="float">
            <text:p>23.17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5656" calcext:value-type="float">
            <text:p>23.15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1272" calcext:value-type="float">
            <text:p>23.13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16032" calcext:value-type="float">
            <text:p>23.11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6888" calcext:value-type="float">
            <text:p>23.10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336" calcext:value-type="float">
            <text:p>23.0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7264" calcext:value-type="float">
            <text:p>23.06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1648" calcext:value-type="float">
            <text:p>23.09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4696" calcext:value-type="float">
            <text:p>23.09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9456" calcext:value-type="float">
            <text:p>23.07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48976" calcext:value-type="float">
            <text:p>23.04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9716" calcext:value-type="float">
            <text:p>22.99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4488" calcext:value-type="float">
            <text:p>22.95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7912" calcext:value-type="float">
            <text:p>22.91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9144" calcext:value-type="float">
            <text:p>22.86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476" calcext:value-type="float">
            <text:p>22.84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0376" calcext:value-type="float">
            <text:p>22.82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4656" calcext:value-type="float">
            <text:p>22.77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3216" calcext:value-type="float">
            <text:p>22.6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64928" calcext:value-type="float">
            <text:p>22.66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0544" calcext:value-type="float">
            <text:p>22.64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2256" calcext:value-type="float">
            <text:p>22.62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67392" calcext:value-type="float">
            <text:p>22.56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0816" calcext:value-type="float">
            <text:p>22.53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1944" calcext:value-type="float">
            <text:p>22.41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4408" calcext:value-type="float">
            <text:p>22.31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9544" calcext:value-type="float">
            <text:p>22.25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5536" calcext:value-type="float">
            <text:p>22.19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9816" calcext:value-type="float">
            <text:p>22.14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3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2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99096" calcext:value-type="float">
            <text:p>20.19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6424" calcext:value-type="float">
            <text:p>20.15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44232" calcext:value-type="float">
            <text:p>20.14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22896" calcext:value-type="float">
            <text:p>20.12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0224" calcext:value-type="float">
            <text:p>20.08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64984" calcext:value-type="float">
            <text:p>20.06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4504" calcext:value-type="float">
            <text:p>20.03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536" calcext:value-type="float">
            <text:p>20.0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7072" calcext:value-type="float">
            <text:p>20.00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85736" calcext:value-type="float">
            <text:p>19.98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0496" calcext:value-type="float">
            <text:p>19.97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12584" calcext:value-type="float">
            <text:p>19.91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51624" calcext:value-type="float">
            <text:p>19.85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9808" calcext:value-type="float">
            <text:p>19.79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93712" calcext:value-type="float">
            <text:p>19.79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0184" calcext:value-type="float">
            <text:p>19.7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328" calcext:value-type="float">
            <text:p>19.38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944" calcext:value-type="float">
            <text:p>19.36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608" calcext:value-type="float">
            <text:p>19.34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3696" calcext:value-type="float">
            <text:p>18.9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2736" calcext:value-type="float">
            <text:p>18.8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664" calcext:value-type="float">
            <text:p>18.8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2632" calcext:value-type="float">
            <text:p>18.7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0336" calcext:value-type="float">
            <text:p>18.6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8144" calcext:value-type="float">
            <text:p>18.6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1088" calcext:value-type="float">
            <text:p>18.6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136" calcext:value-type="float">
            <text:p>18.5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3072" calcext:value-type="float">
            <text:p>18.48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2592" calcext:value-type="float">
            <text:p>18.45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8208" calcext:value-type="float">
            <text:p>18.42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6016" calcext:value-type="float">
            <text:p>18.41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0776" calcext:value-type="float">
            <text:p>18.4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42" calcext:value-type="float">
            <text:p>18.36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9944" calcext:value-type="float">
            <text:p>17.83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2392" calcext:value-type="float">
            <text:p>16.85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92016" calcext:value-type="float">
            <text:p>16.89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6776" calcext:value-type="float">
            <text:p>16.87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8488" calcext:value-type="float">
            <text:p>16.85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34104" calcext:value-type="float">
            <text:p>16.83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7528" calcext:value-type="float">
            <text:p>16.79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3144" calcext:value-type="float">
            <text:p>16.77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45712" calcext:value-type="float">
            <text:p>16.74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878" calcext:value-type="float">
            <text:p>16.68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63416" calcext:value-type="float">
            <text:p>16.66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48176" calcext:value-type="float">
            <text:p>16.64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9888" calcext:value-type="float">
            <text:p>16.62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20744" calcext:value-type="float">
            <text:p>16.62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9636" calcext:value-type="float">
            <text:p>16.59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9304" calcext:value-type="float">
            <text:p>16.52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7112" calcext:value-type="float">
            <text:p>16.51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1872" calcext:value-type="float">
            <text:p>16.50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83584" calcext:value-type="float">
            <text:p>16.48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65296" calcext:value-type="float">
            <text:p>16.46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4396" calcext:value-type="float">
            <text:p>16.44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16528" calcext:value-type="float">
            <text:p>16.41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2144" calcext:value-type="float">
            <text:p>16.39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5252" calcext:value-type="float">
            <text:p>16.35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4232" calcext:value-type="float">
            <text:p>16.33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204" calcext:value-type="float">
            <text:p>16.3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9156" calcext:value-type="float">
            <text:p>16.29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58032" calcext:value-type="float">
            <text:p>16.25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39744" calcext:value-type="float">
            <text:p>16.23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00704" calcext:value-type="float">
            <text:p>16.30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95192" calcext:value-type="float">
            <text:p>16.39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02456" calcext:value-type="float">
            <text:p>16.60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76192" calcext:value-type="float">
            <text:p>16.77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8864" calcext:value-type="float">
            <text:p>16.81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4584" calcext:value-type="float">
            <text:p>16.86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5824" calcext:value-type="float">
            <text:p>19.165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72" calcext:value-type="float">
            <text:p>19.1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4968" calcext:value-type="float">
            <text:p>19.174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592" calcext:value-type="float">
            <text:p>19.2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36" calcext:value-type="float">
            <text:p>19.22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5928" calcext:value-type="float">
            <text:p>19.23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5552" calcext:value-type="float">
            <text:p>19.2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312" calcext:value-type="float">
            <text:p>19.26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456" calcext:value-type="float">
            <text:p>19.26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696" calcext:value-type="float">
            <text:p>19.28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7744" calcext:value-type="float">
            <text:p>19.28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1-03-03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9936" calcext:value-type="float">
            <text:p>19.29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0-09-08 0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20-01-30 09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9-09-16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9-04-03 0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9-01-30 13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8-09-18 14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7832" calcext:value-type="float">
            <text:p>18.4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8-05-14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8-01-26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7-09-20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7-05-16 1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7-02-01 18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6-09-30 1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6-05-03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4536" calcext:value-type="float">
            <text:p>14.19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6-01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3848" calcext:value-type="float">
            <text:p>14.02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5-07-13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04704" calcext:value-type="float">
            <text:p>12.450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5-01-21 17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5192</text:p>
          </table:table-cell>
          <table:table-cell office:value-type="string" calcext:value-type="string">
            <text:p>2014-01-30 0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77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246" meta:object-count="0"/>
    <meta:user-defined meta:name="AppVersion">3.0</meta:user-defined>
  </office:meta>
</office:document-meta>
</file>